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1abfc4" officeooo:paragraph-rsid="001dae52"/>
    </style:style>
    <style:style style:name="P3" style:family="paragraph" style:parent-style-name="Text_20_body">
      <style:text-properties officeooo:rsid="0020a7d8" officeooo:paragraph-rsid="0020a7d8"/>
    </style:style>
    <style:style style:name="P4" style:family="paragraph" style:parent-style-name="Text_20_body">
      <style:text-properties officeooo:rsid="00225c97" officeooo:paragraph-rsid="00231170"/>
    </style:style>
    <style:style style:name="P5" style:family="paragraph" style:parent-style-name="Text_20_body">
      <style:text-properties officeooo:rsid="00225e3f" officeooo:paragraph-rsid="00225e3f"/>
    </style:style>
    <style:style style:name="P6" style:family="paragraph" style:parent-style-name="Text_20_body">
      <style:text-properties officeooo:rsid="00231170" officeooo:paragraph-rsid="00231170"/>
    </style:style>
    <style:style style:name="P7" style:family="paragraph" style:parent-style-name="Text_20_body">
      <style:text-properties officeooo:rsid="0023c388" officeooo:paragraph-rsid="0023c388"/>
    </style:style>
    <style:style style:name="P8" style:family="paragraph" style:parent-style-name="Text_20_body">
      <style:text-properties officeooo:rsid="002570b8" officeooo:paragraph-rsid="002570b8"/>
    </style:style>
    <style:style style:name="P9" style:family="paragraph" style:parent-style-name="Text_20_body">
      <style:text-properties officeooo:rsid="0026806b" officeooo:paragraph-rsid="0026806b"/>
    </style:style>
    <style:style style:name="P10" style:family="paragraph" style:parent-style-name="Text_20_body">
      <style:text-properties officeooo:rsid="0026806b" officeooo:paragraph-rsid="0026806b" loext:padding="0cm" loext:border="none"/>
    </style:style>
    <style:style style:name="P11" style:family="paragraph" style:parent-style-name="Text_20_body">
      <style:text-properties officeooo:rsid="001f570e" officeooo:paragraph-rsid="001f570e" loext:padding="0cm" loext:border="none"/>
    </style:style>
    <style:style style:name="P12" style:family="paragraph" style:parent-style-name="Text_20_body">
      <style:text-properties officeooo:rsid="00277173" officeooo:paragraph-rsid="00277173" loext:padding="0cm" loext:border="none"/>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loext:padding="0cm" loext:border="none"/>
    </style:style>
    <style:style style:name="P15" style:family="paragraph" style:parent-style-name="Text_20_body">
      <style:paragraph-properties fo:margin-top="0cm" fo:margin-bottom="0cm" loext:contextual-spacing="false" fo:text-align="center" style:justify-single-word="false"/>
      <style:text-properties loext:padding="0cm" loext:border="non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paragraph-properties fo:padding-left="0cm" fo:padding-right="0cm" fo:padding-top="0cm" fo:padding-bottom="0.074cm" fo:border-left="none" fo:border-right="none" fo:border-top="none" fo:border-bottom="0.99pt solid #000000" style:join-border="false"/>
      <style:text-properties officeooo:rsid="002570b8"/>
    </style:style>
    <style:style style:name="P18" style:family="paragraph" style:parent-style-name="Heading_20_1">
      <style:text-properties fo:font-size="18.75pt"/>
    </style:style>
    <style:style style:name="P19" style:family="paragraph" style:parent-style-name="Heading_20_1">
      <style:text-properties fo:font-size="18.75pt" officeooo:rsid="002b8358" officeooo:paragraph-rsid="002b8358"/>
    </style:style>
    <style:style style:name="P20" style:family="paragraph" style:parent-style-name="Text_20_body" style:list-style-name="L1">
      <style:text-properties officeooo:rsid="00277173" officeooo:paragraph-rsid="00277173" loext:padding="0cm" loext:border="none"/>
    </style:style>
    <style:style style:name="P21" style:family="paragraph" style:parent-style-name="Text_20_body" style:list-style-name="L1">
      <style:text-properties fo:font-weight="normal" officeooo:paragraph-rsid="00277173" style:font-weight-asian="normal" style:font-weight-complex="normal"/>
    </style:style>
    <style:style style:name="P22" style:family="paragraph" style:parent-style-name="Text_20_body" style:list-style-name="L1">
      <style:text-properties fo:font-weight="normal" officeooo:rsid="00277173" officeooo:paragraph-rsid="00277173" style:font-weight-asian="normal" style:font-weight-complex="normal" loext:padding="0cm" loext:border="none"/>
    </style:style>
    <style:style style:name="T1" style:family="text">
      <style:text-properties loext:padding="0cm" loext:border="none"/>
    </style:style>
    <style:style style:name="T2" style:family="text">
      <style:text-properties style:text-position="33% 80%" loext:padding="0cm" loext:border="none"/>
    </style:style>
    <style:style style:name="T3" style:family="text">
      <style:text-properties officeooo:rsid="001abfc4"/>
    </style:style>
    <style:style style:name="T4" style:family="text">
      <style:text-properties style:text-position="super 58%" officeooo:rsid="001abfc4"/>
    </style:style>
    <style:style style:name="T5" style:family="text">
      <style:text-properties style:text-position="super 58%" loext:padding="0cm" loext:border="none"/>
    </style:style>
    <style:style style:name="T6" style:family="text">
      <style:text-properties officeooo:rsid="001d0d21"/>
    </style:style>
    <style:style style:name="T7" style:family="text">
      <style:text-properties officeooo:rsid="001d0d21" loext:padding="0cm" loext:border="none"/>
    </style:style>
    <style:style style:name="T8" style:family="text">
      <style:text-properties officeooo:rsid="001dae52"/>
    </style:style>
    <style:style style:name="T9" style:family="text">
      <style:text-properties officeooo:rsid="001dae52" loext:padding="0cm" loext:border="none"/>
    </style:style>
    <style:style style:name="T10" style:family="text">
      <style:text-properties officeooo:rsid="0022d21d"/>
    </style:style>
    <style:style style:name="T11" style:family="text">
      <style:text-properties officeooo:rsid="00231170"/>
    </style:style>
    <style:style style:name="T12" style:family="text">
      <style:text-properties officeooo:rsid="00231170" loext:padding="0cm" loext:border="none"/>
    </style:style>
    <style:style style:name="T13" style:family="text">
      <style:text-properties officeooo:rsid="002570b8"/>
    </style:style>
    <style:style style:name="T14" style:family="text">
      <style:text-properties officeooo:rsid="00277173" loext:padding="0cm" loext:border="none"/>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writting à valider)</text:h>
      <text:p text:style-name="Text_20_body"/>
      <text:p text:style-name="Title">La RT 2012. c'est quoi ?</text:p>
      <text:p text:style-name="P8"/>
      <text:h text:style-name="Heading_20_2" text:outline-level="2">1 A qui s’adresse la RT 2012 ?</text:h>
      <text:p text:style-name="Text_20_body">L<text:span text:style-name="T3">a RT2012 s’applique à tous les <text:s/>logements dotés d’un permis de construire déposé à partir du 1</text:span><text:span text:style-name="T4">er</text:span><text:span text:style-name="T3"> janvier 2013. Cette mesure a pour objectif une réduction de la consommation énergétique des habitations.</text:span></text:p>
      <text:h text:style-name="Heading_20_2" text:outline-level="2">2 <text:span text:style-name="T8">Q</text:span>uel est <text:span text:style-name="T6">l’objectif</text:span> de la mesure RT 2012 ?</text:h>
      <text:p text:style-name="P2">La première exigence de la mesure RT 20102 est de réduire sur l’année la consommation d’énergie. Pour cela, les nouvelles habitations doivent avoir une <text:span text:style-name="T6">consommation</text:span> <text:span text:style-name="T6">moyenne de <text:s/></text:span><text:span text:style-name="T7">50kWh par mètre <text:s text:c="2"/>et dans l’année. </text:span><text:span text:style-name="T9">L’objectif est de diviser par 5 la consommation du parc des habitations actuelles dont la consommation énergétique estimée est de 240kWh par mètre carré.</text:span></text:p>
      <text:p text:style-name="P11">L’utilisation des moyens de chauffage, des procédés de ventilation et de climatisation, de l’éclairage et de la production d’eau chaude constituent ce nouveau seuil RT 2012</text:p>
      <text:p text:style-name="P3">Toutefois un réduction de ce seuil à <text:span text:style-name="T1">57 kWh par mètre carré et par an est toléré pour les habitation de type collectives jusqu’au 1</text:span><text:span text:style-name="T5">er</text:span><text:span text:style-name="T1"> janvier 2018.</text:span></text:p>
      <text:h text:style-name="Heading_20_2" text:outline-level="2">3 Une adaptation des normes de construction</text:h>
      <text:p text:style-name="P4">Pour pouvoir appliquer la mesure RT 2012, il est impératif que le bâtiment soit parfaitement isolé, afin de diminuer considérablement toutes les entrée d’air extérieur. <text:s/><text:span text:style-name="T11">A la fin du chantier, un test <text:s/></text:span><text:span text:style-name="T12">d’étanchéité est effectué par un professionnel détenteur d’une certification.</text:span></text:p>
      <text:p text:style-name="P5">Un système de ventilation performant doit être installé pour permettre un renouvellent de l’air et notamment dans les salles de bains et les cuisines <text:span text:style-name="T10">afin d’éliminer tout excès d’humidité.</text:span></text:p>
      <text:p text:style-name="P6">De plus, l’usage d’une source énergétique renouvelable ou alternative est désormais imposée par la réglementation en vigueur.</text:p>
      <text:h text:style-name="Heading_20_2" text:outline-level="2">4 Construire en « Bioclimatique »</text:h>
      <text:p text:style-name="P7">Afin de réduire la facture énergétique , l’habitation doit être con<text:span text:style-name="T13">ç</text:span>ue avec une architecture « bioclimatique »</text:p>
      <text:p text:style-name="P8">Pour commencer, 1/6 de la surface habitable doit être composée de surfaces vitrées.</text:p>
      <text:p text:style-name="P8">L’optimisation des apports solaires en hiver et de l’éclairage naturel est réalisée en orientant l’habitation vers le sud</text:p>
      <text:p text:style-name="P9"><text:soft-page-break/>Afin de conserver une certaine fraîcheur durant l’été, la mesure RT 2012 recommande d’équiper les chambres <text:span text:style-name="T1">de volets ou de stores extérieurs. </text:span></text:p>
      <text:p text:style-name="P10"/>
      <text:p text:style-name="P12">D’autre parts, il ne faut pas négliger la répartition des pièces à l’intérieure de l’habitation.</text:p>
      <text:p text:style-name="P12">La RT 20125 recommande que :</text:p>
      <text:list xml:id="list3496609982" text:style-name="L1">
        <text:list-item>
          <text:p text:style-name="P20">l’orientation des chambre doit être à l’est pour éviter les surchauffes en été</text:p>
        </text:list-item>
        <text:list-item>
          <text:p text:style-name="P21"><text:span text:style-name="T14">On </text:span><text:span text:style-name="T1">privilégiera</text:span><text:span text:style-name="T14"> de situer le salon au sud de l’habitation</text:span></text:p>
        </text:list-item>
        <text:list-item>
          <text:p text:style-name="P22">Les pièces annexes non chauffées comme un cellier, une dépendance ou un garage <text:line-break/>seront plutôt orientées au nord, servant ainsi de tampon thermique avec le reste de l’habitation</text:p>
        </text:list-item>
      </text:list>
      <text:p text:style-name="P10"/>
      <text:p text:style-name="P17"/>
      <text:h text:style-name="P19" text:outline-level="1">TEXTE d’ORIGINE</text:h>
      <text:h text:style-name="P18" text:outline-level="1">La RT 2012, qu’est-ce que c’est ?</text:h>
      <text:p text:style-name="P15">Publié le 06/02/2017 </text:p>
      <text:section text:style-name="Sect1" text:name="image">
        <text:p text:style-name="P16"><text:s/></text:p>
      </text:section>
      <text:p text:style-name="Text_20_body"/>
      <text:p text:style-name="Text_20_body"/>
      <text:p text:style-name="P13"><draw:frame draw:style-name="fr1" draw:name="Cadre1" text:anchor-type="paragraph" svg:width="8.202cm" draw:z-index="0"><draw:text-box fo:min-height="0.041cm"><text:p text:style-name="P1"/></draw:text-box></draw:frame><text:span text:style-name="T9">T</text:span><text:span text:style-name="T1">ous les logements dont le permis de construire a été déposé depuis le 1er janvier 2013 doivent respecter la Réglementation Thermique 2012. L’objectif étant de réduire la consommation d’énergie du logement. Principales caractéristiques d’une habitation « RT 2012 ». </text:span></text:p>
      <text:p text:style-name="P13"><draw:frame draw:style-name="fr1" draw:name="Cadre2" text:anchor-type="paragraph" svg:width="8.202cm" draw:z-index="1"><draw:text-box fo:min-height="0.041cm"><text:p text:style-name="P1"/></draw:text-box></draw:frame><text:span text:style-name="Strong_20_Emphasis"><text:span text:style-name="T1">Une consommation énergétique annuelle révisée à la baisse<text:line-break/></text:span></text:span><text:span text:style-name="T1">C’est l’exigence emblématique de la RT 2012 : les nouveaux logements doivent consommer, en moyenne, 50kWh par mètre carré et par an. C’est cinq fois moins que la consommation du parc de logements existants, estimée à 240kWh par mètre carré. Ce nouveau seuil intègre l’énergie utilisée pour le chauffage, la climatisation, l’éclairage, l’eau chaude sanitaire et les « auxiliaires » (moteur de la ventilation mécanique contrôlée…). </text:span></text:p>
      <text:p text:style-name="P13"><text:span text:style-name="Strong_20_Emphasis"><text:span text:style-name="T1">À noter<text:line-break/></text:span></text:span><text:span text:style-name="T1">Jusqu’au 1</text:span><text:span text:style-name="T2">er</text:span><text:span text:style-name="T1"> janvier 2018, les immeubles collectifs ont une exigence de consommation énergétique assouplie de 57 kWh par mètre carré et par an.</text:span></text:p>
      <text:p text:style-name="P13"><text:span text:style-name="Strong_20_Emphasis"><text:span text:style-name="T1">Des procédés de construction adaptés<text:line-break/></text:span></text:span><text:span text:style-name="T1">Pour répondre aux exigences de la RT 2012, le bâtiment doit être parfaitement isolé pour limiter au maximum les infiltrations d’air. Un test d’étanchéité est réalisé, en fin de chantier, par un professionnel certifié. </text:span></text:p>
      <text:p text:style-name="P14"><text:soft-page-break/>Le logement doit être doté d’un système de ventilation efficace permettant le renouvellement de l’air et l’élimination des excès d’humidité dans les salles de bain ou les cuisines. En outre, la réglementation impose le recours à une source d’énergie renouvelable ou alternative. Il peut s’agir d’une chaudière à micro-cogénération, d’un poêle à bois ou encore d’un chauffe-eau solaire ou thermodynamique.</text:p>
      <text:p text:style-name="P13"><text:span text:style-name="Strong_20_Emphasis"><text:span text:style-name="T1">Une architecture « bioclimatique » <text:line-break/></text:span></text:span><text:span text:style-name="T1">Pour limiter les besoins en chauffage - climatisation et électricité - l’immeuble ou la maison sont tenus d’afficher une architecture bioclimatique.  En premier lieu, les surfaces vitrées doivent représenter au moins 1/6 de la surface habitable. Par ailleurs, les bâtiments sont, de préférence, orientés vers le sud de manière à optimiser les apports solaires d’hiver et l’éclairage naturel. Pour conserver la fraîcheur en été, les chambres doivent systématiquement être équipées de volets ou de stores extérieurs. </text:span></text:p>
      <text:p text:style-name="P14">En second lieu, la distribution des pièces à l’intérieur du logement est importante. Les chambres seront prioritairement orientées à l’est pour éviter les surchauffes estivales. Le salon sera, quant à lui, de préférence, situé au sud. Les pièces non chauffées comme les garage ou cellier, par exemple, seront au nord. Elles joueront ainsi le rôle de « tampon thermique » avec le reste du logement.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0:11:38.014033826</meta:creation-date>
    <dc:date>2018-12-05T11:43:35.869943022</dc:date>
    <meta:editing-duration>PT57M52S</meta:editing-duration>
    <meta:editing-cycles>15</meta:editing-cycles>
    <meta:generator>LibreOffice/6.0.6.2$Linux_X86_64 LibreOffice_project/00m0$Build-2</meta:generator>
    <meta:document-statistic meta:table-count="0" meta:image-count="0" meta:object-count="0" meta:page-count="3" meta:paragraph-count="33" meta:word-count="809" meta:character-count="5152" meta:non-whitespace-character-count="4360"/>
  </office:meta>
</office:document-meta>
</file>